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0a82c"/>
    </style:style>
    <style:style style:name="P2" style:family="paragraph" style:parent-style-name="Standard">
      <style:text-properties officeooo:paragraph-rsid="0021bc75"/>
    </style:style>
    <style:style style:name="P3" style:family="paragraph" style:parent-style-name="Standard">
      <style:text-properties officeooo:paragraph-rsid="0022e2d1"/>
    </style:style>
    <style:style style:name="P4" style:family="paragraph" style:parent-style-name="Standard">
      <style:text-properties officeooo:paragraph-rsid="00251838"/>
    </style:style>
    <style:style style:name="P5" style:family="paragraph" style:parent-style-name="Standard">
      <style:text-properties officeooo:paragraph-rsid="0026f1e8"/>
    </style:style>
    <style:style style:name="P6" style:family="paragraph" style:parent-style-name="Standard">
      <style:text-properties officeooo:paragraph-rsid="002925b2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2925b2" style:font-weight-asian="bold" style:font-weight-complex="bold"/>
    </style:style>
    <style:style style:name="P9" style:family="paragraph" style:parent-style-name="Standard">
      <style:text-properties fo:font-weight="bold" officeooo:paragraph-rsid="00340e67" style:font-weight-asian="bold" style:font-weight-complex="bold"/>
    </style:style>
    <style:style style:name="P10" style:family="paragraph" style:parent-style-name="Standard">
      <style:text-properties fo:font-weight="bold" officeooo:paragraph-rsid="0020a82c" style:font-weight-asian="bold" style:font-weight-complex="bold"/>
    </style:style>
    <style:style style:name="P11" style:family="paragraph" style:parent-style-name="Standard">
      <style:text-properties fo:font-weight="bold" officeooo:paragraph-rsid="0021bc75" style:font-weight-asian="bold" style:font-weight-complex="bold"/>
    </style:style>
    <style:style style:name="P12" style:family="paragraph" style:parent-style-name="Standard">
      <style:text-properties fo:font-weight="normal" officeooo:paragraph-rsid="002925b2" style:font-weight-asian="normal" style:font-weight-complex="normal"/>
    </style:style>
    <style:style style:name="P13" style:family="paragraph" style:parent-style-name="Standard">
      <style:text-properties fo:font-weight="normal" officeooo:paragraph-rsid="002a5296" style:font-weight-asian="normal" style:font-weight-complex="normal"/>
    </style:style>
    <style:style style:name="P14" style:family="paragraph" style:parent-style-name="Standard">
      <style:text-properties fo:font-weight="normal" officeooo:paragraph-rsid="002c7e5e" style:font-weight-asian="normal" style:font-weight-complex="normal"/>
    </style:style>
    <style:style style:name="P15" style:family="paragraph" style:parent-style-name="Standard">
      <style:text-properties fo:font-weight="normal" officeooo:paragraph-rsid="002f452e" style:font-weight-asian="normal" style:font-weight-complex="normal"/>
    </style:style>
    <style:style style:name="P16" style:family="paragraph" style:parent-style-name="Standard">
      <style:text-properties fo:font-weight="normal" officeooo:paragraph-rsid="002f655f" style:font-weight-asian="normal" style:font-weight-complex="normal"/>
    </style:style>
    <style:style style:name="P17" style:family="paragraph" style:parent-style-name="Standard">
      <style:text-properties fo:font-weight="normal" officeooo:paragraph-rsid="00315f59" style:font-weight-asian="normal" style:font-weight-complex="normal"/>
    </style:style>
    <style:style style:name="P18" style:family="paragraph" style:parent-style-name="Standard">
      <style:text-properties fo:font-weight="normal" officeooo:paragraph-rsid="0031ef78" style:font-weight-asian="normal" style:font-weight-complex="normal"/>
    </style:style>
    <style:style style:name="P19" style:family="paragraph" style:parent-style-name="Standard">
      <style:text-properties fo:font-weight="normal" officeooo:paragraph-rsid="00340e67" style:font-weight-asian="normal" style:font-weight-complex="normal"/>
    </style:style>
    <style:style style:name="P20" style:family="paragraph" style:parent-style-name="Standard">
      <style:text-properties fo:font-weight="normal" officeooo:paragraph-rsid="0036061e" style:font-weight-asian="normal" style:font-weight-complex="normal"/>
    </style:style>
    <style:style style:name="P21" style:family="paragraph" style:parent-style-name="Standard">
      <style:text-properties fo:font-weight="normal" officeooo:paragraph-rsid="00363440" style:font-weight-asian="normal" style:font-weight-complex="normal"/>
    </style:style>
    <style:style style:name="P22" style:family="paragraph" style:parent-style-name="Standard">
      <style:text-properties officeooo:paragraph-rsid="002f655f"/>
    </style:style>
    <style:style style:name="P23" style:family="paragraph" style:parent-style-name="Standard">
      <style:text-properties officeooo:paragraph-rsid="0031ef78"/>
    </style:style>
    <style:style style:name="P24" style:family="paragraph" style:parent-style-name="Standard">
      <style:text-properties officeooo:paragraph-rsid="003292a5"/>
    </style:style>
    <style:style style:name="P25" style:family="paragraph" style:parent-style-name="Standard">
      <style:text-properties officeooo:paragraph-rsid="00340e67"/>
    </style:style>
    <style:style style:name="T1" style:family="text">
      <style:text-properties officeooo:rsid="001df71b"/>
    </style:style>
    <style:style style:name="T2" style:family="text">
      <style:text-properties officeooo:rsid="0020a82c"/>
    </style:style>
    <style:style style:name="T3" style:family="text">
      <style:text-properties officeooo:rsid="0021bc75"/>
    </style:style>
    <style:style style:name="T4" style:family="text">
      <style:text-properties officeooo:rsid="0022e2d1"/>
    </style:style>
    <style:style style:name="T5" style:family="text">
      <style:text-properties fo:font-weight="bold" officeooo:rsid="0022e2d1" style:font-weight-asian="bold" style:font-weight-complex="bold"/>
    </style:style>
    <style:style style:name="T6" style:family="text">
      <style:text-properties fo:font-weight="normal"/>
    </style:style>
    <style:style style:name="T7" style:family="text">
      <style:text-properties fo:font-weight="normal" officeooo:rsid="0022e2d1" style:font-weight-asian="normal" style:font-weight-complex="normal"/>
    </style:style>
    <style:style style:name="T8" style:family="text">
      <style:text-properties fo:font-weight="normal" officeooo:rsid="00251838" style:font-weight-asian="normal" style:font-weight-complex="normal"/>
    </style:style>
    <style:style style:name="T9" style:family="text">
      <style:text-properties fo:font-weight="normal" officeooo:rsid="0026f1e8" style:font-weight-asian="normal" style:font-weight-complex="normal"/>
    </style:style>
    <style:style style:name="T10" style:family="text">
      <style:text-properties fo:font-weight="normal" officeooo:rsid="002708c3" style:font-weight-asian="normal" style:font-weight-complex="normal"/>
    </style:style>
    <style:style style:name="T11" style:family="text">
      <style:text-properties fo:font-weight="normal" officeooo:rsid="00284a4f" style:font-weight-asian="normal" style:font-weight-complex="normal"/>
    </style:style>
    <style:style style:name="T12" style:family="text">
      <style:text-properties fo:font-weight="normal" officeooo:rsid="002925b2" style:font-weight-asian="normal" style:font-weight-complex="normal"/>
    </style:style>
    <style:style style:name="T13" style:family="text">
      <style:text-properties fo:font-weight="normal" officeooo:rsid="002b0ee6" style:font-weight-asian="normal" style:font-weight-complex="normal"/>
    </style:style>
    <style:style style:name="T14" style:family="text">
      <style:text-properties fo:font-weight="normal" officeooo:rsid="002c7e5e" style:font-weight-asian="normal" style:font-weight-complex="normal"/>
    </style:style>
    <style:style style:name="T15" style:family="text">
      <style:text-properties fo:font-weight="normal" officeooo:rsid="002f655f" style:font-weight-asian="normal" style:font-weight-complex="normal"/>
    </style:style>
    <style:style style:name="T16" style:family="text">
      <style:text-properties fo:font-weight="normal" officeooo:rsid="002a5296" style:font-weight-asian="normal" style:font-weight-complex="normal"/>
    </style:style>
    <style:style style:name="T17" style:family="text">
      <style:text-properties fo:font-weight="normal" officeooo:rsid="0031ef78" style:font-weight-asian="normal" style:font-weight-complex="normal"/>
    </style:style>
    <style:style style:name="T18" style:family="text">
      <style:text-properties fo:font-weight="normal" officeooo:rsid="003292a5" style:font-weight-asian="normal" style:font-weight-complex="normal"/>
    </style:style>
    <style:style style:name="T19" style:family="text">
      <style:text-properties fo:font-weight="normal" officeooo:rsid="00340e67" style:font-weight-asian="normal" style:font-weight-complex="normal"/>
    </style:style>
    <style:style style:name="T20" style:family="text">
      <style:text-properties officeooo:rsid="002925b2"/>
    </style:style>
    <style:style style:name="T21" style:family="text">
      <style:text-properties style:font-weight-asian="normal"/>
    </style:style>
    <style:style style:name="T22" style:family="text">
      <style:text-properties style:font-weight-complex="normal"/>
    </style:style>
    <style:style style:name="T23" style:family="text">
      <style:text-properties officeooo:rsid="002a5296"/>
    </style:style>
    <style:style style:name="T24" style:family="text">
      <style:text-properties officeooo:rsid="002b0ee6"/>
    </style:style>
    <style:style style:name="T25" style:family="text">
      <style:text-properties officeooo:rsid="002c7e5e"/>
    </style:style>
    <style:style style:name="T26" style:family="text">
      <style:text-properties officeooo:rsid="002d8ae3"/>
    </style:style>
    <style:style style:name="T27" style:family="text">
      <style:text-properties officeooo:rsid="002f452e"/>
    </style:style>
    <style:style style:name="T28" style:family="text">
      <style:text-properties officeooo:rsid="002f655f"/>
    </style:style>
    <style:style style:name="T29" style:family="text">
      <style:text-properties officeooo:rsid="00315f59"/>
    </style:style>
    <style:style style:name="T30" style:family="text">
      <style:text-properties officeooo:rsid="0031ef78"/>
    </style:style>
    <style:style style:name="T31" style:family="text">
      <style:text-properties officeooo:rsid="00340e67"/>
    </style:style>
    <style:style style:name="T32" style:family="text">
      <style:text-properties officeooo:rsid="00347781"/>
    </style:style>
    <style:style style:name="T33" style:family="text">
      <style:text-properties officeooo:rsid="0036061e"/>
    </style:style>
    <style:style style:name="T34" style:family="text">
      <style:text-properties officeooo:rsid="00363440"/>
    </style:style>
    <style:style style:name="T35" style:family="text">
      <style:text-properties officeooo:rsid="00363f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5">Transaction </text:span><text:span text:style-name="T1">API from Online_transactions</text:span></text:p>
      <text:p text:style-name="Standard"><text:span text:style-name="T1"/></text:p>
      <text:p text:style-name="P10"><text:span text:style-name="T2">General Request Form:</text:span></text:p>
      <text:p text:style-name="P1"><text:span text:style-name="T2"/></text:p>
      <text:p text:style-name="P1"><text:span text:style-name="T2">transaction_api(account_id,account_no,account_id2,account_no2,ifsc_code,amount)</text:span></text:p>
      <text:p text:style-name="P1"><text:span text:style-name="T2"/></text:p>
      <text:p text:style-name="P10"><text:span text:style-name="T2">Arguments:</text:span></text:p>
      <text:p text:style-name="P1"><text:span text:style-name="T2"/></text:p>
      <text:p text:style-name="P1"><text:span text:style-name="T2">account_id : <text:s/>account id of source_account </text:span><text:span text:style-name="T3">( The account from which money deducts)</text:span></text:p>
      <text:p text:style-name="P2"><text:span text:style-name="T3">account_no : <text:s/>account no of source _account( The account from which money deducts)</text:span></text:p>
      <text:p text:style-name="P2"><text:span text:style-name="T3">account_id2: account id of destination_account (The account in which money goes)</text:span></text:p>
      <text:p text:style-name="P2"><text:span text:style-name="T3">account_no2: account no of destination_account ( The account in which money goes)</text:span></text:p>
      <text:p text:style-name="P2"><text:span text:style-name="T3">ifsc_code: (required only for interbank transactions) ifsc_code of branch of destination account</text:span></text:p>
      <text:p text:style-name="P2"><text:span text:style-name="T3">amount: the amount which one wants to transfer</text:span></text:p>
      <text:p text:style-name="P2"><text:span text:style-name="T3"/></text:p>
      <text:p text:style-name="P11"><text:span text:style-name="T3">Output:</text:span></text:p>
      <text:p text:style-name="P2"><text:span text:style-name="T3">A response variable which you will read from our API</text:span></text:p>
      <text:p text:style-name="P3"><text:span text:style-name="T4"/></text:p>
      <text:p text:style-name="P3"><text:span text:style-name="T4">1 implies successful transaction</text:span></text:p>
      <text:p text:style-name="P3"><text:span text:style-name="T4">0 implies invalid entry of source </text:span><text:span text:style-name="T5">AND </text:span><text:span text:style-name="T7">destination accounts</text:span></text:p>
      <text:p text:style-name="P4"><text:span text:style-name="T8">2 implies not enough money in source account</text:span></text:p>
      <text:p text:style-name="P4"><text:span text:style-name="T8">3 implies </text:span><text:span text:style-name="T9">transaction limit violation</text:span></text:p>
      <text:p text:style-name="P5"><text:span text:style-name="T9">4 implies ifsc code </text:span><text:span text:style-name="T10">entered (</text:span><text:span text:style-name="T9">of other bank's branch</text:span><text:span text:style-name="T10">)</text:span><text:span text:style-name="T9"> does not exists</text:span></text:p>
      <text:p text:style-name="P5"><text:span text:style-name="T9">5 implies </text:span><text:span text:style-name="T11">account_id </text:span><text:span text:style-name="T12">of source </text:span><text:span text:style-name="T11">does not exits</text:span></text:p>
      <text:p text:style-name="P6"><text:span text:style-name="T12">6 implies account_id2 of destination does not exists</text:span></text:p>
      <text:p text:style-name="P6"><text:span text:style-name="T12">7 implies account_no of source accout does not exists</text:span></text:p>
      <text:p text:style-name="P6"><text:span text:style-name="T12">8 implies account_no2 of destination account does not exists</text:span></text:p>
      <text:p text:style-name="P6"><text:span text:style-name="T12"/></text:p>
      <text:p text:style-name="P8"><text:span text:style-name="T20">USAGE:</text:span></text:p>
      <text:p text:style-name="P12"><text:span text:style-name="T20"/></text:p>
      <text:p text:style-name="P17"><text:span text:style-name="T29">you need to just send request to server in the following format</text:span></text:p>
      <text:p text:style-name="P17"><text:span text:style-name="T25">http://myi</text:span><text:span text:style-name="T28">p</text:span><text:span text:style-name="T25">/</text:span><text:span text:style-name="T23">account_id=</text:span><text:span text:style-name="T28">1</text:span><text:span text:style-name="T23">/account_no=</text:span><text:span text:style-name="T28">34</text:span><text:span text:style-name="T23">/account_id2=0/account_no=0/ifsc_code=</text:span><text:span text:style-name="T28">0</text:span><text:span text:style-name="T23">/amount=</text:span><text:span text:style-name="T28">1000</text:span></text:p>
      <text:p text:style-name="P19"><text:span text:style-name="T31">and read the output</text:span></text:p>
      <text:p text:style-name="P19"><text:span text:style-name="T31"/></text:p>
      <text:p text:style-name="P14"><text:span text:style-name="T25">Notes:</text:span></text:p>
      <text:p text:style-name="P13"><text:span text:style-name="T25">1 </text:span><text:span text:style-name="T23">If you dont require some of the arguments just enter 0</text:span></text:p>
      <text:p text:style-name="P13"><text:span text:style-name="T23">eg: </text:span><text:span text:style-name="T24">http://myip/</text:span><text:span text:style-name="T23">account_id=2/account_no=9989/account_id2=0/account_no=0/ifsc_code=jijiji3/amount=89</text:span></text:p>
      <text:p text:style-name="P14"><text:span text:style-name="T25">2 </text:span><text:span text:style-name="T26">a</text:span><text:span text:style-name="T25">ccount_no will be debitted always and account_no2 will be creditted always</text:span></text:p>
      <text:p text:style-name="P14"><text:span text:style-name="T25"/></text:p>
      <text:p text:style-name="P15"><text:span text:style-name="T27">Cases With Examples</text:span></text:p>
      <text:p text:style-name="P13"><text:span text:style-name="T23">Case 1: If you want to Deb</text:span><text:span text:style-name="T24">it</text:span><text:span text:style-name="T23"> into account only</text:span></text:p>
      <text:p text:style-name="P13"><text:span text:style-name="T23">eg</text:span></text:p>
      <text:p text:style-name="P13"><text:span text:style-name="T23">account_id=1</text:span></text:p>
      <text:p text:style-name="P13"><text:span text:style-name="T23">account_no=34</text:span></text:p>
      <text:p text:style-name="P13"><text:span text:style-name="T23">amount </text:span><text:span text:style-name="T24">to be debited</text:span><text:span text:style-name="T23">=10000</text:span></text:p>
      <text:p text:style-name="P13"><text:span text:style-name="T23"/></text:p>
      <text:p text:style-name="P22"><text:span text:style-name="T13">usage: </text:span><text:span text:style-name="T14">http://myi</text:span><text:span text:style-name="T15">p</text:span><text:span text:style-name="T14">/</text:span><text:span text:style-name="T16">account_id=</text:span><text:span text:style-name="T15">1</text:span><text:span text:style-name="T16">/account_no=</text:span><text:span text:style-name="T15">34</text:span><text:span text:style-name="T16">/account_id2=0/account_no=0/ifsc_code=</text:span><text:span text:style-name="T15">0</text:span><text:span text:style-name="T16">/amount=</text:span><text:span text:style-name="T15">10000</text:span></text:p>
      <text:p text:style-name="P16"><text:span text:style-name="T28"/></text:p>
      <text:p text:style-name="P17"><text:soft-page-break/><text:span text:style-name="T29">Case 2: If you want to Credit into account only</text:span></text:p>
      <text:p text:style-name="P17"><text:span text:style-name="T29">eg: </text:span></text:p>
      <text:p text:style-name="P17"><text:span text:style-name="T29">account_id=1</text:span></text:p>
      <text:p text:style-name="P17"><text:span text:style-name="T29">account_no=389</text:span></text:p>
      <text:p text:style-name="P17"><text:span text:style-name="T29">amount to be creditted=10</text:span></text:p>
      <text:p text:style-name="P17"><text:span text:style-name="T29"/></text:p>
      <text:p text:style-name="P17"><text:span text:style-name="T29">usage </text:span></text:p>
      <text:p text:style-name="P17"><text:span text:style-name="T25">http://myi</text:span><text:span text:style-name="T28">p</text:span><text:span text:style-name="T25">/</text:span><text:span text:style-name="T23">account_id=</text:span><text:span text:style-name="T29">0</text:span><text:span text:style-name="T23">/account_no=</text:span><text:span text:style-name="T29">0</text:span><text:span text:style-name="T23">/account_id2=</text:span><text:span text:style-name="T29">1</text:span><text:span text:style-name="T23">/account_no=</text:span><text:span text:style-name="T29">389</text:span><text:span text:style-name="T23">/ifsc_code=</text:span><text:span text:style-name="T28">0</text:span><text:span text:style-name="T23">/amount=</text:span><text:span text:style-name="T28">10</text:span></text:p>
      <text:p text:style-name="P17"><text:span text:style-name="T28"/></text:p>
      <text:p text:style-name="P18"><text:span text:style-name="T30">Case 3:</text:span></text:p>
      <text:p text:style-name="P18"><text:span text:style-name="T30">debit from one account and credit into another into same bank</text:span></text:p>
      <text:p text:style-name="P18"><text:span text:style-name="T30">source account id= 1</text:span></text:p>
      <text:p text:style-name="P18"><text:span text:style-name="T30">source account no=23</text:span></text:p>
      <text:p text:style-name="P18"><text:span text:style-name="T30">destination account id=3</text:span></text:p>
      <text:p text:style-name="P18"><text:span text:style-name="T30">destination account no=4</text:span></text:p>
      <text:p text:style-name="P18"><text:span text:style-name="T30">amount=99</text:span></text:p>
      <text:p text:style-name="P18"><text:span text:style-name="T30"/></text:p>
      <text:p text:style-name="P18"><text:span text:style-name="T30">usage</text:span></text:p>
      <text:p text:style-name="P23"><text:span text:style-name="T14">http://myi</text:span><text:span text:style-name="T15">p</text:span><text:span text:style-name="T14">/</text:span><text:span text:style-name="T16">account_id=</text:span><text:span text:style-name="T15">1</text:span><text:span text:style-name="T16">/account_no=</text:span><text:span text:style-name="T17">23</text:span><text:span text:style-name="T16">/account_id2=</text:span><text:span text:style-name="T17">3</text:span><text:span text:style-name="T16">/account_no=</text:span><text:span text:style-name="T17">4</text:span><text:span text:style-name="T16">/ifsc_code=</text:span><text:span text:style-name="T15">0</text:span><text:span text:style-name="T16">/amount=</text:span><text:span text:style-name="T17">99</text:span></text:p>
      <text:p text:style-name="P23"><text:span text:style-name="T17"/></text:p>
      <text:p text:style-name="P24"><text:span text:style-name="T18">case 4:</text:span></text:p>
      <text:p text:style-name="P24"><text:span text:style-name="T18">debit from one account and credit into another account (which is in different bank)</text:span></text:p>
      <text:p text:style-name="P24"><text:span text:style-name="T18">similar to case 3, just replace ifsc_code from 0 to other</text:span></text:p>
      <text:p text:style-name="P24"><text:span text:style-name="T18"/></text:p>
      <text:p text:style-name="P24"><text:span text:style-name="T18">case 5:</text:span></text:p>
      <text:p text:style-name="P25"><text:span text:style-name="T19">Debit from one account and debit into another and BOTH ACCOUNTS BELONG TO SAME PERSON</text:span></text:p>
      <text:p text:style-name="P25"><text:span text:style-name="T19"/></text:p>
      <text:p text:style-name="P25"><text:span text:style-name="T19">account id=5</text:span></text:p>
      <text:p text:style-name="P25"><text:span text:style-name="T19">source account no=4</text:span></text:p>
      <text:p text:style-name="P25"><text:span text:style-name="T19">destination account no=89</text:span></text:p>
      <text:p text:style-name="P25"><text:span text:style-name="T19">amount = 8</text:span></text:p>
      <text:p text:style-name="P25"><text:span text:style-name="T19"/></text:p>
      <text:p text:style-name="P19"><text:span text:style-name="T25">http://myi</text:span><text:span text:style-name="T28">p</text:span><text:span text:style-name="T25">/</text:span><text:span text:style-name="T23">account_id=</text:span><text:span text:style-name="T31">5</text:span><text:span text:style-name="T23">/account_no=</text:span><text:span text:style-name="T28">4</text:span><text:span text:style-name="T23">/account_id2=</text:span><text:span text:style-name="T31">5</text:span><text:span text:style-name="T23">/account_no=</text:span><text:span text:style-name="T31">89</text:span><text:span text:style-name="T23">/ifsc_code=</text:span><text:span text:style-name="T28">0</text:span><text:span text:style-name="T23">/amount=</text:span><text:span text:style-name="T31">8</text:span></text:p>
      <text:p text:style-name="P19"><text:span text:style-name="T31"/></text:p>
      <text:p text:style-name="P9"><text:span text:style-name="T31">CODE FOR PYTHON</text:span></text:p>
      <text:p text:style-name="P19"><text:span text:style-name="T31">Assume Online_transaction's server ip is 10.1.69.69 </text:span><text:span text:style-name="T32">and port no as 6969. now what you will do is send the request in python as:</text:span></text:p>
      <text:p text:style-name="P19"><text:span text:style-name="T32"/></text:p>
      <text:p text:style-name="P20"><text:span text:style-name="T33"><text:tab/>output=urllib.urlopen('</text:span><text:a xlink:type="simple" xlink:href="http://10.1.69.69:6969/account_id=5/account_no=4/account_id2=5/account_no=89/ifsc_code=0/amount=8').read"><text:span text:style-name="T33">http://10.1.69.69:6969</text:span></text:a><text:a xlink:type="simple" xlink:href="http://10.1.69.69:6969/account_id=5/account_no=4/account_id2=5/account_no=89/ifsc_code=0/amount=8').read"><text:span text:style-name="T25">/</text:span></text:a><text:a xlink:type="simple" xlink:href="http://10.1.69.69:6969/account_id=5/account_no=4/account_id2=5/account_no=89/ifsc_code=0/amount=8').read"><text:span text:style-name="T23">account_id=</text:span></text:a><text:a xlink:type="simple" xlink:href="http://10.1.69.69:6969/account_id=5/account_no=4/account_id2=5/account_no=89/ifsc_code=0/amount=8').read"><text:span text:style-name="T31">5</text:span></text:a><text:a xlink:type="simple" xlink:href="http://10.1.69.69:6969/account_id=5/account_no=4/account_id2=5/account_no=89/ifsc_code=0/amount=8').read"><text:span text:style-name="T23">/account_no=</text:span></text:a><text:a xlink:type="simple" xlink:href="http://10.1.69.69:6969/account_id=5/account_no=4/account_id2=5/account_no=89/ifsc_code=0/amount=8').read"><text:span text:style-name="T28">4</text:span></text:a><text:a xlink:type="simple" xlink:href="http://10.1.69.69:6969/account_id=5/account_no=4/account_id2=5/account_no=89/ifsc_code=0/amount=8').read"><text:span text:style-name="T23">/account_id2=</text:span></text:a><text:a xlink:type="simple" xlink:href="http://10.1.69.69:6969/account_id=5/account_no=4/account_id2=5/account_no=89/ifsc_code=0/amount=8').read"><text:span text:style-name="T31">5</text:span></text:a><text:a xlink:type="simple" xlink:href="http://10.1.69.69:6969/account_id=5/account_no=4/account_id2=5/account_no=89/ifsc_code=0/amount=8').read"><text:span text:style-name="T23">/account_no=</text:span></text:a><text:a xlink:type="simple" xlink:href="http://10.1.69.69:6969/account_id=5/account_no=4/account_id2=5/account_no=89/ifsc_code=0/amount=8').read"><text:span text:style-name="T31">89</text:span></text:a><text:a xlink:type="simple" xlink:href="http://10.1.69.69:6969/account_id=5/account_no=4/account_id2=5/account_no=89/ifsc_code=0/amount=8').read"><text:span text:style-name="T23">/ifsc_code=</text:span></text:a><text:a xlink:type="simple" xlink:href="http://10.1.69.69:6969/account_id=5/account_no=4/account_id2=5/account_no=89/ifsc_code=0/amount=8').read"><text:span text:style-name="T28">0</text:span></text:a><text:a xlink:type="simple" xlink:href="http://10.1.69.69:6969/account_id=5/account_no=4/account_id2=5/account_no=89/ifsc_code=0/amount=8').read"><text:span text:style-name="T23">/amount=</text:span></text:a><text:a xlink:type="simple" xlink:href="http://10.1.69.69:6969/account_id=5/account_no=4/account_id2=5/account_no=89/ifsc_code=0/amount=8').read"><text:span text:style-name="T31">8</text:span></text:a><text:a xlink:type="simple" xlink:href="http://10.1.69.69:6969/account_id=5/account_no=4/account_id2=5/account_no=89/ifsc_code=0/amount=8').read"><text:span text:style-name="T33">').read</text:span></text:a><text:span text:style-name="T33">()</text:span></text:p>
      <text:p text:style-name="P20"><text:span text:style-name="T33"/></text:p>
      <text:p text:style-name="P20"><text:span text:style-name="T33">you have to add</text:span></text:p>
      <text:p text:style-name="P20"><text:span text:style-name="T33">import urllib with other imports</text:span></text:p>
      <text:p text:style-name="P20"><text:span text:style-name="T33"/></text:p>
      <text:p text:style-name="P21"><text:span text:style-name="T34">now what you read from our output you may use</text:span></text:p>
      <text:p text:style-name="P21"><text:span text:style-name="T34">print output to check on terminal the output</text:span></text:p>
      <text:p text:style-name="P21"><text:span text:style-name="T34">for comparizon and checks you need to convert it into Decimal by the function</text:span></text:p>
      <text:p text:style-name="P21"><text:span text:style-name="T34">Decimal(output)</text:span></text:p>
      <text:p text:style-name="P21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shank </meta:initial-creator>
    <meta:creation-date>2011-11-20T23:45:28</meta:creation-date>
    <dc:date>2011-11-21T00:56:05</dc:date>
    <dc:creator>Shashank </dc:creator>
    <meta:editing-duration>PT01H10M38S</meta:editing-duration>
    <meta:editing-cycles>22</meta:editing-cycles>
    <meta:generator>OpenOffice.org/3.2$Linux OpenOffice.org_project/320m19$Build-9505</meta:generator>
    <meta:document-statistic meta:table-count="0" meta:image-count="0" meta:object-count="0" meta:page-count="2" meta:paragraph-count="71" meta:word-count="401" meta:character-count="3099"/>
  </office:meta>
</office:document-meta>
</file>